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0.6425in" fo:break-before="auto" style:use-optimal-row-height="true"/>
    </style:style>
    <style:style style:name="ro4" style:family="table-row">
      <style:table-row-properties style:row-height="0.6354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1"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8" style:family="table-cell" style:parent-style-name="Default">
      <style:table-cell-properties fo:background-color="#fa5f5f"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70" office:value-type="string" calcext:value-type="string">
            <text:p>ENI’s are bound to…</text:p>
          </table:table-cell>
          <table:table-cell table:style-name="ce70"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72" office:value-type="string" calcext:value-type="string">
            <text:p>Is a network drive</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0" office:value-type="string" calcext:value-type="string">
            <text:p>Fast snapshot restore</text:p>
          </table:table-cell>
          <table:table-cell table:style-name="ce70"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0" office:value-type="string" calcext:value-type="string">
            <text:p>st1 volume type</text:p>
          </table:table-cell>
          <table:table-cell table:style-name="ce70"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9" office:value-type="string" calcext:value-type="string">
            <text:p>Up to how many instances does io1/io2 family’s multi attach support?</text:p>
          </table:table-cell>
          <table:table-cell table:style-name="ce9"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67" office:value-type="string" calcext:value-type="string">
            <text:p>Sits inside a security group</text:p>
          </table:table-cell>
          <table:table-cell table:style-name="ce67"/>
          <table:table-cell table:number-columns-repeated="1022"/>
        </table:table-row>
        <table:table-row table:style-name="ro1">
          <table:table-cell table:style-name="ce70" office:value-type="string" calcext:value-type="string">
            <text:p>Is regional</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cales automatically, no capacity planning</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Performance mode: General purpose or Max/IO</text:p>
          </table:table-cell>
          <table:table-cell table:style-name="ce67"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67" office:value-type="string" calcext:value-type="string">
            <text:p>Throughput mode: Bursting or provisioned</text:p>
          </table:table-cell>
          <table:table-cell table:style-name="ce67"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6" office:value-type="string" calcext:value-type="string">
            <text:p>ALB supported protocols and OSI layer</text:p>
          </table:table-cell>
          <table:table-cell table:style-name="ce91"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67" office:value-type="string" calcext:value-type="string">
            <text:p>NLB has one static IP per AZ</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IP’s for ALB, NLB and GLB need to be private</text:p>
          </table:table-cell>
          <table:table-cell table:style-name="ce67" office:value-type="string" calcext:value-type="string">
            <text:p>Does this refer to the IP being private but its DNS being public?</text:p>
          </table:table-cell>
          <table:table-cell table:number-columns-repeated="1022"/>
        </table:table-row>
        <table:table-row table:style-name="ro1">
          <table:table-cell table:style-name="ce67" office:value-type="string" calcext:value-type="string">
            <text:p>GLB uses the GENEVE protocol on port 6081</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7" office:value-type="string" calcext:value-type="string">
            <text:p>Custom cookies</text:p>
          </table:table-cell>
          <table:table-cell table:style-name="ce67"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67" office:value-type="string" calcext:value-type="string">
            <text:p>Application cookies</text:p>
          </table:table-cell>
          <table:table-cell table:style-name="ce67"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67" office:value-type="string" calcext:value-type="string">
            <text:p>Duration-based cookies</text:p>
          </table:table-cell>
          <table:table-cell table:style-name="ce67"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67"/>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67" office:value-type="string" calcext:value-type="string">
            <text:p>Dynamic scaling policies (simple scaling, step scaling, target-tracking scaling)</text:p>
          </table:table-cell>
          <table:table-cell table:style-name="ce67"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67" office:value-type="string" calcext:value-type="string">
            <text:p>Predictive scaling policies</text:p>
          </table:table-cell>
          <table:table-cell table:style-name="ce67" office:value-type="string" calcext:value-type="string">
            <text:p>Uses history to scale based on ML-created forecasts</text:p>
          </table:table-cell>
          <table:table-cell table:number-columns-repeated="1022"/>
        </table:table-row>
        <table:table-row table:style-name="ro1">
          <table:table-cell table:style-name="ce67" office:value-type="string" calcext:value-type="string">
            <text:p>Scheduled actions</text:p>
          </table:table-cell>
          <table:table-cell table:style-name="ce67"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7" office:value-type="string" calcext:value-type="string">
            <text:p>Dica scaling policies: Dynamic é tudo que podemos configurar com alarms e triggers. Predictive é com ML, e scheduled actions é escalonamento agendado</text:p>
          </table:table-cell>
          <table:table-cell table:style-name="ce67"/>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35 days</text:p>
          </table:table-cell>
          <table:table-cell table:number-columns-repeated="1022"/>
        </table:table-row>
        <table:table-row table:style-name="ro1">
          <table:table-cell table:style-name="ce70" office:value-type="string" calcext:value-type="string">
            <text:p>Multi-AZ for?</text:p>
          </table:table-cell>
          <table:table-cell table:style-name="ce70" office:value-type="string" calcext:value-type="string">
            <text:p>High availability and disaster recovery</text:p>
          </table:table-cell>
          <table:table-cell table:number-columns-repeated="1022"/>
        </table:table-row>
        <table:table-row table:style-name="ro1">
          <table:table-cell table:style-name="ce70" office:value-type="string" calcext:value-type="string">
            <text:p>Multi-Region for?</text:p>
          </table:table-cell>
          <table:table-cell table:style-name="ce70" office:value-type="string" calcext:value-type="string">
            <text:p>Disaster recovery</text:p>
          </table:table-cell>
          <table:table-cell table:number-columns-repeated="1022"/>
        </table:table-row>
        <table:table-row table:style-name="ro1">
          <table:table-cell table:style-name="ce70" office:value-type="string" calcext:value-type="string">
            <text:p>Read-Replicas for?</text:p>
          </table:table-cell>
          <table:table-cell table:style-name="ce7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7" office:value-type="string" calcext:value-type="string">
            <text:p>DB Storage is backed up by EBS gp2 and io1</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torage-auto scaling (remember Maximum Storage Threshold)</text:p>
          </table:table-cell>
          <table:table-cell table:style-name="ce6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Read replicas replication is synchronous or asynchronous</text:p>
          </table:table-cell>
          <table:table-cell table:style-name="ce67"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7" office:value-type="string" calcext:value-type="string">
            <text:p>Multi-AZ replication is synchronous or asynchronou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70" office:value-type="string" calcext:value-type="string">
            <text:p>RDS Custom</text:p>
          </table:table-cell>
          <table:table-cell table:style-name="ce7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7" office:value-type="string" calcext:value-type="string">
            <text:p>We still pay for stopped RDS database. If we plan to stop for a long time, snapshot &amp; restore is a better strategy</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For how long can we retain AUTOMATIC BACKUPS?</text:p>
          </table:table-cell>
          <table:table-cell table:style-name="ce70" office:value-type="string" calcext:value-type="string">
            <text:p>35 days</text:p>
          </table:table-cell>
          <table:table-cell table:number-columns-repeated="1022"/>
        </table:table-row>
        <table:table-row table:style-name="ro1">
          <table:table-cell table:style-name="ce70" office:value-type="string" calcext:value-type="string">
            <text:p>For how long can we retain MANUAL BACKUPS?</text:p>
          </table:table-cell>
          <table:table-cell table:style-name="ce70" office:value-type="string" calcext:value-type="string">
            <text:p>Forever!</text:p>
          </table:table-cell>
          <table:table-cell table:number-columns-repeated="1022"/>
        </table:table-row>
        <table:table-row table:style-name="ro1">
          <table:table-cell table:style-name="ce70" office:value-type="string" calcext:value-type="string">
            <text:p>On-prem to RDS</text:p>
          </table:table-cell>
          <table:table-cell table:style-name="ce70" office:value-type="string" calcext:value-type="string">
            <text:p>Store the backup on S3 and use it to launch an RDS instance</text:p>
          </table:table-cell>
          <table:table-cell table:number-columns-repeated="1022"/>
        </table:table-row>
        <table:table-row table:style-name="ro1">
          <table:table-cell table:style-name="ce67" office:value-type="string" calcext:value-type="string">
            <text:p>RDS Proxy</text:p>
          </table:table-cell>
          <table:table-cell table:style-name="ce95"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7" office:value-type="string" calcext:value-type="string">
            <text:p>How many read-replicas can a RDS have</text:p>
          </table:table-cell>
          <table:table-cell table:style-name="ce67"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7" office:value-type="string" calcext:value-type="string">
            <text:p>Serverless available with a Proxy Fleet</text:p>
          </table:table-cell>
          <table:table-cell table:style-name="ce67"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67" office:value-type="string" calcext:value-type="string">
            <text:p>Aurora Cross Region replication takes less than 1sec (Hint from exam to use Global Aurora)</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67" office:value-type="string" calcext:value-type="string">
            <text:p>Memcached has no…</text:p>
          </table:table-cell>
          <table:table-cell table:style-name="ce67" office:value-type="string" calcext:value-type="string">
            <text:p>no replication, no persistance and no backup and restore</text:p>
          </table:table-cell>
          <table:table-cell table:number-columns-repeated="1022"/>
        </table:table-row>
        <table:table-row table:style-name="ro1">
          <table:table-cell table:style-name="ce67" office:value-type="string" calcext:value-type="string">
            <text:p>ElastiCache does not support IAM auth</text:p>
          </table:table-cell>
          <table:table-cell table:style-name="ce67"/>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67" office:value-type="string" calcext:value-type="string">
            <text:p>Redis Auth is important!</text:p>
          </table:table-cell>
          <table:table-cell table:style-name="ce67"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70" office:value-type="string" calcext:value-type="string">
            <text:p>Hosted Zones</text:p>
          </table:table-cell>
          <table:table-cell table:style-name="ce70" office:value-type="string" calcext:value-type="string">
            <text:p>Fixed bought DNS</text:p>
          </table:table-cell>
          <table:table-cell table:number-columns-repeated="1022"/>
        </table:table-row>
        <table:table-row table:style-name="ro1">
          <table:table-cell table:style-name="ce70" office:value-type="string" calcext:value-type="string">
            <text:p>DNS Records</text:p>
          </table:table-cell>
          <table:table-cell table:style-name="ce70"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70" office:value-type="string" calcext:value-type="string">
            <text:p>Record types: A, AAAA, CNAME, NS</text:p>
          </table:table-cell>
          <table:table-cell table:style-name="ce70"/>
          <table:table-cell table:number-columns-repeated="1022"/>
        </table:table-row>
        <table:table-row table:style-name="ro1">
          <table:table-cell table:style-name="ce70" office:value-type="string" calcext:value-type="string">
            <text:p>A</text:p>
          </table:table-cell>
          <table:table-cell table:style-name="ce70" office:value-type="string" calcext:value-type="string">
            <text:p>Maps DNS to IPv4</text:p>
          </table:table-cell>
          <table:table-cell table:number-columns-repeated="1022"/>
        </table:table-row>
        <table:table-row table:style-name="ro1">
          <table:table-cell table:style-name="ce70" office:value-type="string" calcext:value-type="string">
            <text:p>AAAA</text:p>
          </table:table-cell>
          <table:table-cell table:style-name="ce70" office:value-type="string" calcext:value-type="string">
            <text:p>Maps DNS to IPv6</text:p>
          </table:table-cell>
          <table:table-cell table:number-columns-repeated="1022"/>
        </table:table-row>
        <table:table-row table:style-name="ro3">
          <table:table-cell table:style-name="ce70" office:value-type="string" calcext:value-type="string">
            <text:p>CNAME</text:p>
          </table:table-cell>
          <table:table-cell table:style-name="ce7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70" office:value-type="string" calcext:value-type="string">
            <text:p>NS</text:p>
          </table:table-cell>
          <table:table-cell table:style-name="ce70" office:value-type="string" calcext:value-type="string">
            <text:p>The server(s) that manage the DNS records</text:p>
          </table:table-cell>
          <table:table-cell table:number-columns-repeated="1022"/>
        </table:table-row>
        <table:table-row table:style-name="ro1">
          <table:table-cell table:style-name="ce70" office:value-type="string" calcext:value-type="string">
            <text:p>TTL </text:p>
          </table:table-cell>
          <table:table-cell table:style-name="ce70" office:value-type="string" calcext:value-type="string">
            <text:p>Time that IP info of a DNS record stays cached in the client</text:p>
          </table:table-cell>
          <table:table-cell table:number-columns-repeated="1022"/>
        </table:table-row>
        <table:table-row table:style-name="ro1">
          <table:table-cell table:style-name="ce70" office:value-type="string" calcext:value-type="string">
            <text:p>CNAME CANNOT be used for ROOT DOMAIN (hosted zone aka Zone Apex aka chosen fixed DNS)</text:p>
          </table:table-cell>
          <table:table-cell table:style-name="ce70"/>
          <table:table-cell table:number-columns-repeated="1022"/>
        </table:table-row>
        <table:table-row table:style-name="ro1">
          <table:table-cell table:style-name="ce67" office:value-type="string" calcext:value-type="string">
            <text:p>ALIAS can be used for everything, but we CANT SET THE TTL</text:p>
          </table:table-cell>
          <table:table-cell table:style-name="ce67"/>
          <table:table-cell table:number-columns-repeated="1022"/>
        </table:table-row>
        <table:table-row table:style-name="ro1">
          <table:table-cell table:style-name="ce67" office:value-type="string" calcext:value-type="string">
            <text:p>ALIAS is always A or AAAA</text:p>
          </table:table-cell>
          <table:table-cell table:style-name="ce67"/>
          <table:table-cell table:number-columns-repeated="1022"/>
        </table:table-row>
        <table:table-row table:style-name="ro1">
          <table:table-cell table:style-name="ce67" office:value-type="string" calcext:value-type="string">
            <text:p>ALIAS CANNOT BE USED FOR EC2 DNS NAME</text:p>
          </table:table-cell>
          <table:table-cell table:style-name="ce67"/>
          <table:table-cell table:number-columns-repeated="1022"/>
        </table:table-row>
        <table:table-row table:style-name="ro1">
          <table:table-cell table:style-name="ce70" office:value-type="string" calcext:value-type="string">
            <text:p>Route 53 healthchecks</text:p>
          </table:table-cell>
          <table:table-cell table:style-name="ce70" office:value-type="string" calcext:value-type="string">
            <text:p>Used to check if a resource is health. Very used with Failover routing policy</text:p>
          </table:table-cell>
          <table:table-cell table:number-columns-repeated="1022"/>
        </table:table-row>
        <table:table-row table:style-name="ro1">
          <table:table-cell table:style-name="ce70" office:value-type="string" calcext:value-type="string">
            <text:p>Route 53 calculated health checks</text:p>
          </table:table-cell>
          <table:table-cell table:style-name="ce7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70" office:value-type="string" calcext:value-type="string">
            <text:p>Domain Registrar x DNS service</text:p>
          </table:table-cell>
          <table:table-cell table:style-name="ce7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70" office:value-type="string" calcext:value-type="string">
            <text:p>Simple routing policy</text:p>
          </table:table-cell>
          <table:table-cell table:style-name="ce70" office:value-type="string" calcext:value-type="string">
            <text:p>Direciona para somente um destino</text:p>
          </table:table-cell>
          <table:table-cell table:number-columns-repeated="1022"/>
        </table:table-row>
        <table:table-row table:style-name="ro1">
          <table:table-cell table:style-name="ce70" office:value-type="string" calcext:value-type="string">
            <text:p>Failover routing policy</text:p>
          </table:table-cell>
          <table:table-cell table:style-name="ce7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70" office:value-type="string" calcext:value-type="string">
            <text:p>Latency routing policy</text:p>
          </table:table-cell>
          <table:table-cell table:style-name="ce70" office:value-type="string" calcext:value-type="string">
            <text:p>Direciona para o destino com menor latência</text:p>
          </table:table-cell>
          <table:table-cell table:number-columns-repeated="1022"/>
        </table:table-row>
        <table:table-row table:style-name="ro1">
          <table:table-cell table:style-name="ce70" office:value-type="string" calcext:value-type="string">
            <text:p>Geolocation routing policy</text:p>
          </table:table-cell>
          <table:table-cell table:style-name="ce7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70" office:value-type="string" calcext:value-type="string">
            <text:p>Geoproximity routing policy</text:p>
          </table:table-cell>
          <table:table-cell table:style-name="ce70" office:value-type="string" calcext:value-type="string">
            <text:p>Direciona para o servidor mais próximo</text:p>
          </table:table-cell>
          <table:table-cell table:number-columns-repeated="1022"/>
        </table:table-row>
        <table:table-row table:style-name="ro1">
          <table:table-cell table:style-name="ce70" office:value-type="string" calcext:value-type="string">
            <text:p>Multi-value answer routing policy</text:p>
          </table:table-cell>
          <table:table-cell table:style-name="ce7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9" office:value-type="string" calcext:value-type="string">
            <text:p>Weighted routing policy</text:p>
          </table:table-cell>
          <table:table-cell table:style-name="ce9"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70" office:value-type="string" calcext:value-type="string">
            <text:p>Key-value object storage, the key being the full path of the object</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Multi-part upload</text:p>
          </table:table-cell>
          <table:table-cell table:style-name="ce67"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76" office:value-type="string" calcext:value-type="string">
            <text:p>We can allow cross-account access to an S3 bucket with the policies</text:p>
          </table:table-cell>
          <table:table-cell table:style-name="ce76"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Glacier Instant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Flexible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Deep Archive has a minimum storage duration of…</text:p>
          </table:table-cell>
          <table:table-cell table:style-name="ce67" office:value-type="string" calcext:value-type="string">
            <text:p>180 days</text:p>
          </table:table-cell>
          <table:table-cell table:number-columns-repeated="1022"/>
        </table:table-row>
        <table:table-row table:style-name="ro1">
          <table:table-cell table:style-name="ce67" office:value-type="string" calcext:value-type="string">
            <text:p>Glacier Flexible Retrieval has 3 retrieval types: </text:p>
          </table:table-cell>
          <table:table-cell table:style-name="ce67" office:value-type="string" calcext:value-type="string">
            <text:p>Expedited: 1-5min</text:p>
            <text:p>Standard: 3-5h</text:p>
            <text:p>Bulk: 5-12h</text:p>
          </table:table-cell>
          <table:table-cell table:number-columns-repeated="1022"/>
        </table:table-row>
        <table:table-row table:style-name="ro1">
          <table:table-cell table:style-name="ce67" office:value-type="string" calcext:value-type="string">
            <text:p>Glacier Deep Archive has 2 retrieval types:</text:p>
          </table:table-cell>
          <table:table-cell table:style-name="ce67"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67" office:value-type="string" calcext:value-type="string">
            <text:p>Lifecycle rules can be created for object prefixes or tag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7" office:value-type="string" calcext:value-type="string">
            <text:p>S3 Event Notifications</text:p>
          </table:table-cell>
          <table:table-cell table:style-name="ce67"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7" office:value-type="string" calcext:value-type="string">
            <text:p>S3 Inventory</text:p>
          </table:table-cell>
          <table:table-cell table:style-name="ce67"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7" office:value-type="string" calcext:value-type="string">
            <text:p>SSE-S3</text:p>
          </table:table-cell>
          <table:table-cell table:style-name="ce67"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7" office:value-type="string" calcext:value-type="string">
            <text:p>SSE-KMS </text:p>
          </table:table-cell>
          <table:table-cell table:style-name="ce67"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7" office:value-type="string" calcext:value-type="string">
            <text:p>SS3-C</text:p>
          </table:table-cell>
          <table:table-cell table:style-name="ce67"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7" office:value-type="string" calcext:value-type="string">
            <text:p>S3 Access Points</text:p>
          </table:table-cell>
          <table:table-cell table:style-name="ce67"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67" office:value-type="string" calcext:value-type="string">
            <text:p>Origins</text:p>
          </table:table-cell>
          <table:table-cell table:style-name="ce67" office:value-type="string" calcext:value-type="string">
            <text:p>Can be S3 Buckets or any HTTP origin, like LB, EC2, S3 Website, etc…</text:p>
          </table:table-cell>
          <table:table-cell table:number-columns-repeated="1022"/>
        </table:table-row>
        <table:table-row table:style-name="ro1">
          <table:table-cell table:style-name="ce67" office:value-type="string" calcext:value-type="string">
            <text:p>Origin Access Control – OAC</text:p>
          </table:table-cell>
          <table:table-cell table:style-name="ce9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7" office:value-type="string" calcext:value-type="string">
            <text:p>The origin EC2 instance or ALB needs to allow the IP of edge locations in its security groups</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CloudFront Geo Restriction</text:p>
          </table:table-cell>
          <table:table-cell table:style-name="ce67" office:value-type="string" calcext:value-type="string">
            <text:p>Blocks access to your contents from chosen countries</text:p>
          </table:table-cell>
          <table:table-cell table:number-columns-repeated="1022"/>
        </table:table-row>
        <table:table-row table:style-name="ro1">
          <table:table-cell table:style-name="ce67" office:value-type="string" calcext:value-type="string">
            <text:p>Price Classes (All, 200, 100)</text:p>
          </table:table-cell>
          <table:table-cell table:style-name="ce67"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9" office:value-type="string" calcext:value-type="string">
            <text:p>CloudFront Functions</text:p>
          </table:table-cell>
          <table:table-cell table:style-name="ce9"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72" office:value-type="string" calcext:value-type="string">
            <text:p>Unicast IP x Anycast IP</text:p>
          </table:table-cell>
          <table:table-cell table:style-name="ce67"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7" office:value-type="string" calcext:value-type="string">
            <text:p>2 Anycast IP’s </text:p>
          </table:table-cell>
          <table:table-cell table:style-name="ce67"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Does health-checks</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70" office:value-type="string" calcext:value-type="string">
            <text:p>Snowcone up to 8TB</text:p>
          </table:table-cell>
          <table:table-cell table:style-name="ce81"/>
          <table:table-cell table:number-columns-repeated="1022"/>
        </table:table-row>
        <table:table-row table:style-name="ro1">
          <table:table-cell table:style-name="ce70" office:value-type="string" calcext:value-type="string">
            <text:p>Snowball up to 80TB</text:p>
          </table:table-cell>
          <table:table-cell table:style-name="ce70"/>
          <table:table-cell table:number-columns-repeated="1022"/>
        </table:table-row>
        <table:table-row table:style-name="ro1">
          <table:table-cell table:style-name="ce81" office:value-type="string" calcext:value-type="string">
            <text:p>Snowmobile up to 100PB</text:p>
          </table:table-cell>
          <table:table-cell table:style-name="ce70"/>
          <table:table-cell table:number-columns-repeated="1022"/>
        </table:table-row>
        <table:table-row table:style-name="ro1">
          <table:table-cell table:style-name="ce70" office:value-type="string" calcext:value-type="string">
            <text:p>Snowcone can withstand harsh environments</text:p>
          </table:table-cell>
          <table:table-cell table:style-name="ce70"/>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67" office:value-type="string" calcext:value-type="string">
            <text:p>Snowmobile is better than Snowball if you transfer over 10PB</text:p>
          </table:table-cell>
          <table:table-cell table:style-name="ce67"/>
          <table:table-cell table:number-columns-repeated="1022"/>
        </table:table-row>
        <table:table-row table:style-name="ro1">
          <table:table-cell table:style-name="ce70" office:value-type="string" calcext:value-type="string">
            <text:p>AWS OpsHub</text:p>
          </table:table-cell>
          <table:table-cell table:style-name="ce70" office:value-type="string" calcext:value-type="string">
            <text:p>AWS service to manage snow family machines</text:p>
          </table:table-cell>
          <table:table-cell table:number-columns-repeated="1022"/>
        </table:table-row>
        <table:table-row table:style-name="ro1">
          <table:table-cell table:style-name="ce67" office:value-type="string" calcext:value-type="string">
            <text:p>Snowball CANNOT import data to S3 Glacier directly. Instead, transfer to S3 and use Lifecycle policies to transfer to Glacier</text:p>
          </table:table-cell>
          <table:table-cell table:style-name="ce67"/>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70" office:value-type="string" calcext:value-type="string">
            <text:p>Used to launch 3<text:span text:style-name="T2">rd</text:span> party file systems into AW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Fsx for Lustre</text:p>
          </table:table-cell>
          <table:table-cell table:style-name="ce7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7" office:value-type="string" calcext:value-type="string">
            <text:p>Fsx for Windows File Server</text:p>
          </table:table-cell>
          <table:table-cell table:style-name="ce67"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S3 File Gateway</text:p>
          </table:table-cell>
          <table:table-cell table:style-name="ce67"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7" office:value-type="string" calcext:value-type="string">
            <text:p>Fsx File Gateway</text:p>
          </table:table-cell>
          <table:table-cell table:style-name="ce67" office:value-type="string" calcext:value-type="string">
            <text:p>Used to create a local cache to reduce latency. SMB, NTFS, AD protocols</text:p>
          </table:table-cell>
          <table:table-cell table:number-columns-repeated="1022"/>
        </table:table-row>
        <table:table-row table:style-name="ro1">
          <table:table-cell table:style-name="ce67" office:value-type="string" calcext:value-type="string">
            <text:p>Volume Gateway</text:p>
          </table:table-cell>
          <table:table-cell table:style-name="ce6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67" office:value-type="string" calcext:value-type="string">
            <text:p>Tape Gateway</text:p>
          </table:table-cell>
          <table:table-cell table:style-name="ce67"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9" office:value-type="string" calcext:value-type="string">
            <text:p>AWS to AWS transfer doesn’t need agent. ALL of the rest needs it!</text:p>
          </table:table-cell>
          <table:table-cell table:style-name="ce9"/>
          <table:table-cell table:number-columns-repeated="1022"/>
        </table:table-row>
        <table:table-row table:style-name="ro1">
          <table:table-cell table:style-name="ce9" office:value-type="string" calcext:value-type="string">
            <text:p>File permissions and metadata are preserved!</text:p>
          </table:table-cell>
          <table:table-cell table:style-name="ce9"/>
          <table:table-cell table:number-columns-repeated="1022"/>
        </table:table-row>
        <table:table-row table:style-name="ro1">
          <table:table-cell table:style-name="ce9" office:value-type="string" calcext:value-type="string">
            <text:p>DataSync agent is pre-installed in snowcone</text:p>
          </table:table-cell>
          <table:table-cell table:style-name="ce9"/>
          <table:table-cell table:number-columns-repeated="1022"/>
        </table:table-row>
        <table:table-row table:style-name="ro1">
          <table:table-cell table:style-name="ce9" office:value-type="string" calcext:value-type="string">
            <text:p>DataSync is NOT continuous. The data replication happens on a defined schedule</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70" office:value-type="string" calcext:value-type="string">
            <text:p>We can trigger auto-scaling based on SQS metrics, such as ApproximateNumberOfMessages</text:p>
          </table:table-cell>
          <table:table-cell table:style-name="ce70"/>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67" office:value-type="string" calcext:value-type="string">
            <text:p>Many services can send data to SNS</text:p>
          </table:table-cell>
          <table:table-cell table:style-name="ce67" office:value-type="string" calcext:value-type="string">
            <text:p>CloudWatch Alarms, Budgets, etc</text:p>
          </table:table-cell>
          <table:table-cell table:number-columns-repeated="1022"/>
        </table:table-row>
        <table:table-row table:style-name="ro1">
          <table:table-cell table:style-name="ce67" office:value-type="string" calcext:value-type="string">
            <text:p><text:s/>Lifecycle rules - Transition Actions</text:p>
          </table:table-cell>
          <table:table-cell table:style-name="ce67"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67" office:value-type="string" calcext:value-type="string">
            <text:p>Integration with S3 Event Notifications</text:p>
          </table:table-cell>
          <table:table-cell table:style-name="ce67"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7" office:value-type="string" calcext:value-type="string">
            <text:p>SNS FIFO Topic</text:p>
          </table:table-cell>
          <table:table-cell table:style-name="ce67"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67" office:value-type="string" calcext:value-type="string">
            <text:p>Kinesis Data Analytics basics</text:p>
          </table:table-cell>
          <table:table-cell table:style-name="ce67"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67" office:value-type="string" calcext:value-type="string">
            <text:p>KDS: Records</text:p>
          </table:table-cell>
          <table:table-cell table:style-name="ce67"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67" office:value-type="string" calcext:value-type="string">
            <text:p>KDS Capacity modes: On-demand</text:p>
          </table:table-cell>
          <table:table-cell table:style-name="ce67"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7" office:value-type="string" calcext:value-type="string">
            <text:p>KDS: VPC Endpoint Interface available</text:p>
          </table:table-cell>
          <table:table-cell table:style-name="ce67"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7" office:value-type="string" calcext:value-type="string">
            <text:p>KDS can have multiple consumers, while KDF can have only one (Confirm thi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67" office:value-type="string" calcext:value-type="string">
            <text:p>Failover available</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20"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20" office:value-type="string" calcext:value-type="string">
            <text:p>FARGATE launch type</text:p>
          </table:table-cell>
          <table:table-cell table:style-name="ce9"/>
          <table:table-cell table:number-columns-repeated="1022"/>
        </table:table-row>
        <table:table-row table:style-name="ro1">
          <table:table-cell table:style-name="ce20"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2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9" office:value-type="string" calcext:value-type="string">
            <text:p>Makes it easy to deploy apps. You specify a container image and it gets launched with everything it needs (LB, Auto-scaling, etc…)</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9" office:value-type="string" calcext:value-type="string">
            <text:p>We pay for…</text:p>
          </table:table-cell>
          <table:table-cell table:style-name="ce9"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9" office:value-type="string" calcext:value-type="string">
            <text:p>Lambda max execution is…</text:p>
          </table:table-cell>
          <table:table-cell table:style-name="ce9" office:value-type="string" calcext:value-type="string">
            <text:p>15min</text:p>
          </table:table-cell>
          <table:table-cell table:number-columns-repeated="1022"/>
        </table:table-row>
        <table:table-row table:style-name="ro1">
          <table:table-cell table:style-name="ce9" office:value-type="string" calcext:value-type="string">
            <text:p>Max amount of env variables is…</text:p>
          </table:table-cell>
          <table:table-cell table:style-name="ce9" office:value-type="string" calcext:value-type="string">
            <text:p>4KB</text:p>
          </table:table-cell>
          <table:table-cell table:number-columns-repeated="1022"/>
        </table:table-row>
        <table:table-row table:style-name="ro1">
          <table:table-cell table:style-name="ce9" office:value-type="string" calcext:value-type="string">
            <text:p>Compressed lambda function max size is…</text:p>
          </table:table-cell>
          <table:table-cell table:style-name="ce9" office:value-type="string" calcext:value-type="string">
            <text:p>50MB</text:p>
          </table:table-cell>
          <table:table-cell table:number-columns-repeated="1022"/>
        </table:table-row>
        <table:table-row table:style-name="ro1">
          <table:table-cell table:style-name="ce9" office:value-type="string" calcext:value-type="string">
            <text:p>Uncompressed lambda function max size is…</text:p>
          </table:table-cell>
          <table:table-cell table:style-name="ce9" office:value-type="string" calcext:value-type="string">
            <text:p>250MB</text:p>
          </table:table-cell>
          <table:table-cell table:number-columns-repeated="1022"/>
        </table:table-row>
        <table:table-row table:style-name="ro1">
          <table:table-cell table:style-name="ce9" office:value-type="string" calcext:value-type="string">
            <text:p><text:a xlink:href="mailto:Lambda@Edge" xlink:type="simple">Lambda@Edge</text:a></text:p>
          </table:table-cell>
          <table:table-cell table:style-name="ce9"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table:table-cell table:number-columns-repeated="1022"/>
        </table:table-row>
        <table:table-row table:style-name="ro1">
          <table:table-cell table:style-name="ce9" office:value-type="string" calcext:value-type="string">
            <text:p>Capacity mode: Provisioned mode</text:p>
          </table:table-cell>
          <table:table-cell table:style-name="ce9" office:value-type="string" calcext:value-type="string">
            <text:p>We choose the number of Read Capacity Units (RCU) and Write Capacity Units (WCU)</text:p>
          </table:table-cell>
          <table:table-cell table:number-columns-repeated="1022"/>
        </table:table-row>
        <table:table-row table:style-name="ro1">
          <table:table-cell table:style-name="ce9" office:value-type="string" calcext:value-type="string">
            <text:p>Capacity mode: On-demand mode</text:p>
          </table:table-cell>
          <table:table-cell table:style-name="ce9"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9" office:value-type="string" calcext:value-type="string">
            <text:p>DynamoDB Accelerator (DAX)</text:p>
          </table:table-cell>
          <table:table-cell table:style-name="ce9"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9" office:value-type="string" calcext:value-type="string">
            <text:p>DynamoDB Streams</text:p>
          </table:table-cell>
          <table:table-cell table:style-name="ce9"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9" office:value-type="string" calcext:value-type="string">
            <text:p>Backups on DynamoDB don’t affect performance</text:p>
          </table:table-cell>
          <table:table-cell table:style-name="ce9"/>
          <table:table-cell table:number-columns-repeated="1022"/>
        </table:table-row>
        <table:table-row table:style-name="ro1">
          <table:table-cell table:style-name="ce9" office:value-type="string" calcext:value-type="string">
            <text:p>Can export tables to S3</text:p>
          </table:table-cell>
          <table:table-cell table:style-name="ce9"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9" office:value-type="string" calcext:value-type="string">
            <text:p>Can import tables from S3</text:p>
          </table:table-cell>
          <table:table-cell table:style-name="ce9"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text:p>
          </table:table-cell>
          <table:table-cell table:number-columns-repeated="1022"/>
        </table:table-row>
        <table:table-row table:style-name="ro1">
          <table:covered-table-cell table:style-name="ce9"/>
          <table:table-cell table:style-name="ce9" office:value-type="string" calcext:value-type="string">
            <text:p>Regional</text:p>
          </table:table-cell>
          <table:table-cell table:number-columns-repeated="1022"/>
        </table:table-row>
        <table:table-row table:style-name="ro1">
          <table:covered-table-cell table:style-name="ce9"/>
          <table:table-cell table:style-name="ce9"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9" office:value-type="string" calcext:value-type="string">
            <text:p>MongoDB on AWS</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9" office:value-type="string" calcext:value-type="string">
            <text:p>Graph database</text:p>
          </table:table-cell>
          <table:table-cell table:style-name="ce9"/>
          <table:table-cell table:number-columns-repeated="1022"/>
        </table:table-row>
        <table:table-row table:style-name="ro1">
          <table:table-cell table:style-name="ce9" office:value-type="string" calcext:value-type="string">
            <text:p>Used for highly-connected datasets</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9" office:value-type="string" calcext:value-type="string">
            <text:p>Used for Cassandra on AWS</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9" office:value-type="string" calcext:value-type="string">
            <text:p>Cryptografically verifable transaction logs</text:p>
          </table:table-cell>
          <table:table-cell table:style-name="ce9"/>
          <table:table-cell table:number-columns-repeated="1022"/>
        </table:table-row>
        <table:table-row table:style-name="ro1">
          <table:table-cell table:style-name="ce9" office:value-type="string" calcext:value-type="string">
            <text:p>Used for financial storage because the logs are always there (Immutable)</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9" office:value-type="string" calcext:value-type="string">
            <text:p>Used for time series data</text:p>
          </table:table-cell>
          <table:table-cell table:style-name="ce9"/>
          <table:table-cell table:number-columns-repeated="1022"/>
        </table:table-row>
        <table:table-row table:style-name="ro1">
          <table:table-cell table:style-name="ce9" office:value-type="string" calcext:value-type="string">
            <text:p>Real-time data gathering</text:p>
          </table:table-cell>
          <table:table-cell table:style-name="ce9"/>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9" office:value-type="string" calcext:value-type="string">
            <text:p>Used to query S3 (and other services with Federated Queries)</text:p>
          </table:table-cell>
          <table:table-cell table:style-name="ce9"/>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text:p>
          </table:table-cell>
          <table:table-cell table:number-columns-repeated="1022"/>
        </table:table-row>
        <table:table-row table:style-name="ro1">
          <table:covered-table-cell table:style-name="ce9"/>
          <table:table-cell table:style-name="ce9" office:value-type="string" calcext:value-type="string">
            <text:p>Compress data</text:p>
          </table:table-cell>
          <table:table-cell table:number-columns-repeated="1022"/>
        </table:table-row>
        <table:table-row table:style-name="ro1">
          <table:covered-table-cell table:style-name="ce9"/>
          <table:table-cell table:style-name="ce9" office:value-type="string" calcext:value-type="string">
            <text:p>Partition datasets in S3</text:p>
          </table:table-cell>
          <table:table-cell table:number-columns-repeated="1022"/>
        </table:table-row>
        <table:table-row table:style-name="ro1">
          <table:covered-table-cell table:style-name="ce9"/>
          <table:table-cell table:style-name="ce9" office:value-type="string" calcext:value-type="string">
            <text:p>Use larger files to minimize overhead</text:p>
          </table:table-cell>
          <table:table-cell table:number-columns-repeated="1022"/>
        </table:table-row>
        <table:table-row table:style-name="ro1">
          <table:table-cell table:style-name="ce9" office:value-type="string" calcext:value-type="string">
            <text:p>Athena Federated Queries</text:p>
          </table:table-cell>
          <table:table-cell table:style-name="ce9"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number-rows-repeated="10482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04:21:02.00708332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08T04:32:52.025615436</dc:date>
    <meta:editing-duration>PT21H45M22S</meta:editing-duration>
    <meta:editing-cycles>51</meta:editing-cycles>
    <meta:generator>LibreOffice/7.3.7.2$Linux_X86_64 LibreOffice_project/30$Build-2</meta:generator>
    <meta:document-statistic meta:table-count="1" meta:cell-count="594" meta:object-count="0"/>
  </office:meta>
</office:document-meta>
</file>